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top" draw:auto-grow-height="false" fo:min-height="2.95cm" fo:min-width="8cm"/>
    </style:style>
    <style:style style:name="gr2" style:family="graphic" style:parent-style-name="standard">
      <style:graphic-properties draw:fill="solid" draw:fill-color="#cccccc" draw:textarea-horizontal-align="justify" draw:textarea-vertical-align="top" draw:auto-grow-height="false" fo:min-height="6.55cm" fo:min-width="8.2cm"/>
    </style:style>
    <style:style style:name="gr3" style:family="graphic" style:parent-style-name="standard">
      <style:graphic-properties draw:fill="solid" draw:fill-color="#cccccc" draw:textarea-horizontal-align="justify" draw:textarea-vertical-align="top" draw:auto-grow-height="false" fo:min-height="6.55cm" fo:min-width="16.2cm"/>
    </style:style>
    <style:style style:name="gr4" style:family="graphic" style:parent-style-name="standard">
      <style:graphic-properties draw:textarea-horizontal-align="justify" draw:textarea-vertical-align="middle" draw:auto-grow-height="false" fo:min-height="0.71cm" fo:min-width="3.99cm"/>
    </style:style>
    <style:style style:name="gr5" style:family="graphic" style:parent-style-name="standard">
      <style:graphic-properties draw:textarea-horizontal-align="justify" draw:textarea-vertical-align="middle" draw:auto-grow-height="false" fo:min-height="0.71cm" fo:min-width="5.2cm"/>
    </style:style>
    <style:style style:name="gr6" style:family="graphic" style:parent-style-name="standard">
      <style:graphic-properties draw:marker-start="Diamond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1cm" fo:min-width="5.8cm"/>
    </style:style>
    <style:style style:name="gr9" style:family="graphic" style:parent-style-name="standard">
      <style:graphic-properties draw:fill="solid" draw:fill-color="#cccccc" draw:textarea-horizontal-align="justify" draw:textarea-vertical-align="top" draw:auto-grow-height="false" fo:min-height="4.55cm" fo:min-width="8cm"/>
    </style:style>
    <style:style style:name="gr10" style:family="graphic" style:parent-style-name="objectwithoutfill">
      <style:graphic-properties draw:stroke="dash" draw:stroke-dash="Ultrafine_20_Dashed" draw:marker-end="Line_20_Arrow" draw:marker-end-width="0.3cm" draw:fill="none" draw:textarea-vertical-align="middle"/>
    </style:style>
    <style:style style:name="gr11" style:family="graphic" style:parent-style-name="objectwithoutfill">
      <style:graphic-properties draw:stroke="solid" draw:stroke-dash="Dashed_20__28_var_29_" draw:marker-end="Line_20_Arrow" draw:marker-end-width="0.3cm" draw:fill="none" draw:textarea-vertical-align="middle"/>
    </style:style>
    <style:style style:name="gr12" style:family="graphic" style:parent-style-name="standard">
      <style:graphic-properties draw:fill="solid" draw:fill-color="#cccccc" draw:textarea-horizontal-align="justify" draw:textarea-vertical-align="top" draw:auto-grow-height="false" fo:min-height="1.05cm" fo:min-width="4.7cm"/>
    </style:style>
    <style:style style:name="gr13" style:family="graphic" style:parent-style-name="standard">
      <style:graphic-properties draw:fill="solid" draw:fill-color="#cccccc" draw:textarea-horizontal-align="justify" draw:textarea-vertical-align="top" draw:auto-grow-height="false" fo:min-height="1.05cm" fo:min-width="17.2cm"/>
    </style:style>
    <style:style style:name="gr14" style:family="graphic" style:parent-style-name="standard">
      <style:graphic-properties draw:fill="solid" draw:fill-color="#cccccc" draw:textarea-horizontal-align="justify" draw:textarea-vertical-align="top" draw:auto-grow-height="false" fo:min-height="2.05cm" fo:min-width="5cm"/>
    </style:style>
    <style:style style:name="gr15" style:family="graphic" style:parent-style-name="standard">
      <style:graphic-properties draw:fill="solid" draw:fill-color="#cccccc" draw:textarea-horizontal-align="justify" draw:textarea-vertical-align="top" draw:auto-grow-height="false" fo:min-height="2.15cm" fo:min-width="5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cccccc"/>
      <style:paragraph-properties fo:text-align="start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2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2.3999996185303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font-size="12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5cm" svg:height="3.2cm" svg:x="18.6cm" svg:y="13.4cm">
          <text:p text:style-name="P1"><text:span text:style-name="T1">analysis-tool-ap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7cm" svg:height="6.8cm" svg:x="31.6cm" svg:y="18.4cm">
          <text:p text:style-name="P1"><text:span text:style-name="T1">schema-to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7cm" svg:height="6.8cm" svg:x="4.3cm" svg:y="18.4cm">
          <draw:glue-point draw:id="4" svg:x="-1.934cm" svg:y="-3.26cm"/>
          <text:p text:style-name="P1"><text:span text:style-name="T1">xpath-too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49cm" svg:height="0.96cm" svg:x="15.21cm" svg:y="20.64cm">
          <text:p text:style-name="P3"><text:span text:style-name="T2">Check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5.7cm" svg:height="0.96cm" svg:x="4.9cm" svg:y="19.54cm">
          <draw:glue-point draw:id="4" svg:x="3.719cm" svg:y="-5cm"/>
          <text:p text:style-name="P3"><text:span text:style-name="T3">XPathAnalysisToo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4.49cm" svg:height="0.96cm" svg:x="9.1cm" svg:y="22.3cm">
          <text:p text:style-name="P3"><text:span text:style-name="T4">A_1_0_Chec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4.49cm" svg:height="0.96cm" svg:x="9.11cm" svg:y="23.74cm">
          <text:p text:style-name="P3"><text:span text:style-name="T4">A_2_0_Check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7.75cm" svg:y1="20.5cm" svg:x2="9.11cm" svg:y2="24.22cm" draw:start-shape="id1" draw:start-glue-point="2" draw:end-shape="id2" draw:end-glue-point="3" svg:d="M7750 20500v3720h1360" svg:viewBox="0 0 1361 3721">
          <text:p/>
        </draw:connector>
        <draw:connector draw:style-name="gr6" draw:text-style-name="P3" draw:layer="layout" svg:x1="7.75cm" svg:y1="20.5cm" svg:x2="9.1cm" svg:y2="22.78cm" draw:start-shape="id1" draw:start-glue-point="2" draw:end-shape="id3" draw:end-glue-point="3" svg:d="M7750 20500v2280h1350" svg:viewBox="0 0 1351 2281">
          <text:p/>
        </draw:connector>
        <draw:custom-shape draw:style-name="gr2" draw:text-style-name="P2" draw:layer="layout" svg:width="8.7cm" svg:height="6.8cm" svg:x="22.1cm" svg:y="18.4cm">
          <text:p text:style-name="P1"><text:span text:style-name="T1">xml-compare-tool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3.59cm" svg:y1="22.78cm" svg:x2="17.455cm" svg:y2="21.6cm" draw:start-shape="id3" draw:start-glue-point="1" draw:end-shape="id4" draw:end-glue-point="2" svg:d="M13590 22780h3865v-1180" svg:viewBox="0 0 3866 1181">
          <text:p/>
        </draw:connector>
        <draw:connector draw:style-name="gr7" draw:text-style-name="P7" draw:layer="layout" svg:x1="13.6cm" svg:y1="24.22cm" svg:x2="17.455cm" svg:y2="21.6cm" draw:start-shape="id2" draw:start-glue-point="1" draw:end-shape="id4" draw:end-glue-point="2" svg:d="M13600 24220h3855v-2620" svg:viewBox="0 0 3856 2621">
          <text:p/>
        </draw:connector>
        <draw:custom-shape draw:style-name="gr8" draw:text-style-name="P5" xml:id="id5" draw:id="id5" draw:layer="layout" svg:width="6.3cm" svg:height="0.96cm" svg:x="22.9cm" svg:y="19.54cm">
          <draw:glue-point draw:id="4" svg:x="3.631cm" svg:y="-5cm"/>
          <text:p text:style-name="P3"><text:span text:style-name="T3">XmlCompareAnalysisT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6.3cm" svg:height="0.96cm" svg:x="32.6cm" svg:y="19.54cm">
          <draw:glue-point draw:id="4" svg:x="3.479cm" svg:y="-4.729cm"/>
          <text:p text:style-name="P3"><text:span text:style-name="T3">SchemaAnalysisTool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7.75cm" svg:y1="19.54cm" svg:x2="22.945cm" svg:y2="15.5cm" draw:start-shape="id1" draw:start-glue-point="0" svg:d="M7750 19540v-2270h15195v-1770" svg:viewBox="0 0 15196 4041">
          <text:p/>
        </draw:connector>
        <draw:connector draw:style-name="gr7" draw:text-style-name="P7" draw:layer="layout" svg:x1="26.05cm" svg:y1="19.54cm" svg:x2="22.945cm" svg:y2="15.5cm" draw:start-shape="id5" draw:start-glue-point="0" svg:d="M26050 19540v-2270h-3105v-1770" svg:viewBox="0 0 3106 4041">
          <text:p/>
        </draw:connector>
        <draw:connector draw:style-name="gr7" draw:text-style-name="P7" draw:layer="layout" svg:x1="35.75cm" svg:y1="19.54cm" svg:x2="22.945cm" svg:y2="15.5cm" draw:start-shape="id6" draw:start-glue-point="0" svg:d="M35750 19540v-2270h-12805v-1770" svg:viewBox="0 0 12806 4041">
          <text:p/>
        </draw:connector>
        <draw:custom-shape draw:style-name="gr9" draw:text-style-name="P2" draw:layer="layout" svg:width="8.5cm" svg:height="4.8cm" svg:x="18.6cm" svg:y="7.4cm">
          <draw:glue-point draw:id="4" svg:x="-2.474cm" svg:y="-4.954cm"/>
          <draw:glue-point draw:id="5" svg:x="2.452cm" svg:y="-4.954cm"/>
          <text:p text:style-name="P1"><text:span text:style-name="T1">facad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8" draw:id="id8" draw:layer="layout" svg:width="4.49cm" svg:height="0.96cm" svg:x="20.61cm" svg:y="14.5cm">
          <text:p text:style-name="P3"><text:span text:style-name="T5">AnalysisTool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7" draw:id="id7" draw:layer="layout" svg:width="4.49cm" svg:height="0.96cm" svg:x="20.6cm" svg:y="10.04cm">
          <draw:glue-point draw:id="4" svg:x="-3.405cm" svg:y="-5.062cm"/>
          <draw:glue-point draw:id="5" svg:x="3.209cm" svg:y="-5.062cm"/>
          <text:p text:style-name="P3"><text:span text:style-name="T5">AnalysisFacade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22.845cm" svg:y1="11cm" svg:x2="22.855cm" svg:y2="14.5cm" draw:start-shape="id7" draw:start-glue-point="2" draw:end-shape="id8" draw:end-glue-point="0" svg:d="M22845 11000v1750h10v1750" svg:viewBox="0 0 11 3501">
          <text:p text:style-name="P3"/>
        </draw:connector>
        <draw:connector draw:style-name="gr11" draw:text-style-name="P7" draw:layer="layout" svg:x1="12.15cm" svg:y1="4.8cm" svg:x2="6.05cm" svg:y2="7.4cm" draw:start-shape="id9" draw:start-glue-point="2" draw:end-shape="id10" draw:end-glue-point="0" svg:d="M12150 4800v1300h-6100v1300" svg:viewBox="0 0 6101 2601">
          <text:p/>
        </draw:connector>
        <draw:connector draw:style-name="gr11" draw:text-style-name="P7" draw:layer="layout" svg:x1="25.09cm" svg:y1="10.52cm" svg:x2="37.941cm" svg:y2="19.567cm" draw:start-shape="id7" draw:start-glue-point="1" draw:end-shape="id6" draw:end-glue-point="4" svg:d="M25090 10520h12851v9047" svg:viewBox="0 0 12852 9048">
          <text:p/>
        </draw:connector>
        <draw:connector draw:style-name="gr11" draw:text-style-name="P7" draw:layer="layout" svg:x1="25.09cm" svg:y1="10.52cm" svg:x2="28.337cm" svg:y2="19.54cm" draw:start-shape="id7" draw:start-glue-point="1" draw:end-shape="id5" draw:end-glue-point="4" svg:d="M25090 10520h3247v9020" svg:viewBox="0 0 3248 9021">
          <text:p/>
        </draw:connector>
        <draw:custom-shape draw:style-name="gr12" draw:text-style-name="P2" xml:id="id12" draw:id="id12" draw:layer="layout" svg:width="5.2cm" svg:height="1.3cm" svg:x="22.2cm" svg:y="3.5cm">
          <text:p text:style-name="P1"><text:span text:style-name="T1">cli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9" draw:id="id9" draw:layer="layout" svg:width="17.7cm" svg:height="1.3cm" svg:x="3.3cm" svg:y="3.5cm">
          <text:p text:style-name="P1"><text:span text:style-name="T1">bpmn-maven-plugi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0" draw:id="id10" draw:layer="layout" svg:width="5.5cm" svg:height="2.3cm" svg:x="3.3cm" svg:y="7.4cm">
          <text:p text:style-name="P1"><text:span text:style-name="T1">bounds-genera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1" draw:id="id11" draw:layer="layout" svg:width="5.5cm" svg:height="2.4cm" svg:x="9.9cm" svg:y="7.4cm">
          <text:p text:style-name="P1"><text:span text:style-name="T1">submission-counter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20.526cm" svg:y1="10.52cm" svg:x2="9.795cm" svg:y2="19.54cm" svg:d="M20526 10520h-10731v9020" svg:viewBox="0 0 10732 9021">
          <text:p/>
        </draw:connector>
        <draw:connector draw:style-name="gr11" draw:text-style-name="P7" draw:layer="layout" svg:x1="12.15cm" svg:y1="4.8cm" svg:x2="12.65cm" svg:y2="7.4cm" draw:start-shape="id9" draw:start-glue-point="2" draw:end-shape="id11" draw:end-glue-point="0" svg:d="M12150 4800v1300h500v1300" svg:viewBox="0 0 501 2601">
          <text:p/>
        </draw:connector>
        <draw:connector draw:style-name="gr11" draw:text-style-name="P7" draw:layer="layout" draw:line-skew="-1.32cm" svg:x1="12.15cm" svg:y1="4.8cm" svg:x2="21.317cm" svg:y2="10.04cm" draw:start-shape="id9" draw:end-shape="id7" draw:end-glue-point="4" svg:d="M12150 4800v1300h9167v3940" svg:viewBox="0 0 9168 5241">
          <text:p/>
        </draw:connector>
        <draw:connector draw:style-name="gr11" draw:text-style-name="P7" draw:layer="layout" draw:line-skew="-1.32cm" svg:x1="24.8cm" svg:y1="4.8cm" svg:x2="24.285cm" svg:y2="10.04cm" draw:start-shape="id12" draw:start-glue-point="2" draw:end-shape="id7" draw:end-glue-point="5" svg:d="M24800 4800v1300h-515v3940" svg:viewBox="0 0 516 52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solid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5T16:46:17.669000000</meta:creation-date>
    <dc:date>2017-12-30T20:00:24.457000000</dc:date>
    <meta:editing-duration>PT29M24S</meta:editing-duration>
    <meta:editing-cycles>18</meta:editing-cycles>
    <meta:generator>LibreOffice/5.4.4.2$Windows_X86_64 LibreOffice_project/2524958677847fb3bb44820e40380acbe820f960</meta:generator>
    <meta:document-statistic meta:object-count="32"/>
  </office:meta>
</office:document-meta>
</file>